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2"/>
        <table:table-column table:style-name="co11" table:default-cell-style-name="ce140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 table:style-name="ce139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 table:style-name="ce131"/>
          <table:table-cell table:style-name="ce143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office:value-type="string" calcext:value-type="string">
            <text:p>⬤</text:p>
          </table:table-cell>
          <table:table-cell table:style-name="ce143" office:value-type="string" calcext:value-type="string">
            <text:p>Particle Texture</text:p>
          </table:table-cell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 table:style-name="ce131"/>
          <table:table-cell table:style-name="ce143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 office:value-type="string" calcext:value-type="string">
            <text:p>⬤</text:p>
          </table:table-cell>
          <table:table-cell table:style-name="ce145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 office:value-type="string" calcext:value-type="string">
            <text:p>⬤</text:p>
          </table:table-cell>
          <table:table-cell table:style-name="ce145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 office:value-type="string" calcext:value-type="string">
            <text:p>⬤</text:p>
          </table:table-cell>
          <table:table-cell table:style-name="ce145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 office:value-type="string" calcext:value-type="string">
            <text:p>⬤</text:p>
          </table:table-cell>
          <table:table-cell table:style-name="ce145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9:13:34.843548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5-14T19:14:10.423127461</dc:date>
    <meta:editing-duration>P4DT5H56M19S</meta:editing-duration>
    <meta:editing-cycles>377</meta:editing-cycles>
    <meta:generator>LibreOffice/5.1.6.2$Linux_X86_64 LibreOffice_project/10m0$Build-2</meta:generator>
    <meta:document-statistic meta:table-count="2" meta:cell-count="541" meta:object-count="0"/>
  </office:meta>
</office:document-meta>
</file>